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Pictures/100000000000055600000300169BAB1C431BF16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84cm, 20.775cm, 3.038cm, 3.659cm)" draw:image-opacity="100%" style:mirror="none"/>
    </style:style>
    <style:style style:name="gr2" style:family="graphic" style:parent-style-name="Objekt_20_bez_20_výplně_20_a_20_obrysu">
      <style:graphic-properties draw:textarea-horizontal-align="center" draw:textarea-vertical-align="middle" draw:ole-draw-aspect="1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2.126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Výchozí">
        <draw:frame draw:style-name="gr1" draw:text-style-name="P1" draw:layer="layout" svg:width="17.749cm" svg:height="25.5cm" draw:transform="skewX (-0.00541052068118242) rotate (-0.003665191429189) translate (0.978cm 1.92cm)">
          <draw:image xlink:href="Pictures/100000000000055600000300169BAB1C431BF168.png" xlink:type="simple" xlink:show="embed" xlink:actuate="onLoad" draw:mime-type="image/png">
            <text:p/>
          </draw:image>
        </draw:frame>
        <draw:frame draw:style-name="gr2" draw:text-style-name="P2" draw:layer="layout" svg:width="0.264cm" svg:height="0.106cm" svg:x="1.323cm" svg:y="11.00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053cm" svg:height="0.053cm" svg:x="1.323cm" svg:y="11.00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" draw:text-style-name="P2" draw:layer="layout" svg:width="3cm" svg:height="1.5cm" svg:x="17.25cm" svg:y="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0.25cm" svg:height="0.001cm" svg:x="17.75cm" svg:y="17.25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9T14:24:12.173000000</meta:creation-date>
    <dc:date>2022-06-29T14:46:55.396000000</dc:date>
    <meta:editing-duration>PT2M18S</meta:editing-duration>
    <meta:editing-cycles>1</meta:editing-cycles>
    <meta:generator>LibreOffice/7.3.1.3$Windows_X86_64 LibreOffice_project/a69ca51ded25f3eefd52d7bf9a5fad8c90b87951</meta:generator>
    <meta:document-statistic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cs" number:country="CZ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265cm" svg:height="0.107cm" xlink:href="." xlink:type="simple" chart:class="chart:bar" chart:style-name="ch1">
        <chart:legend chart:legend-position="end" svg:x="-0.157cm" svg:y="-1.734cm" style:legend-expansion="high" chart:style-name="ch2"/>
        <chart:plot-area chart:style-name="ch3" chart:data-source-has-labels="both" svg:x="0cm" svg:y="0cm" svg:width="0cm" svg:height="0cm">
          <chart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1</text:p>
              </table:table-cell>
              <table:table-cell office:value-type="string">
                <text:p>Sloupec 2</text:p>
              </table:table-cell>
              <table:table-cell office:value-type="string">
                <text:p>Sloupec 3</text:p>
              </table:table-cell>
            </table:table-row>
          </table:table-header-rows>
          <table:table-rows>
            <table:table-row>
              <table:table-cell office:value-type="string">
                <text:p>Řádek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Řádek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Řádek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Řádek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cs" number:country="CZ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054cm" svg:height="0.054cm" xlink:href="." xlink:type="simple" chart:class="chart:bar" chart:style-name="ch1">
        <chart:legend chart:legend-position="end" svg:x="-0.367cm" svg:y="-1.76cm" style:legend-expansion="high" chart:style-name="ch2"/>
        <chart:plot-area chart:style-name="ch3" chart:data-source-has-labels="both" svg:x="0cm" svg:y="0cm" svg:width="0cm" svg:height="0cm">
          <chart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1</text:p>
              </table:table-cell>
              <table:table-cell office:value-type="string">
                <text:p>Sloupec 2</text:p>
              </table:table-cell>
              <table:table-cell office:value-type="string">
                <text:p>Sloupec 3</text:p>
              </table:table-cell>
            </table:table-row>
          </table:table-header-rows>
          <table:table-rows>
            <table:table-row>
              <table:table-cell office:value-type="string">
                <text:p>Řádek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Řádek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Řádek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Řádek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